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gradient" draw:fill-color="#ff0000" draw:fill-gradient-name="gradient" draw:gradient-step-count="64" draw:textarea-horizontal-align="justify" draw:textarea-vertical-align="middle" draw:auto-grow-height="false" fo:min-height="5.408cm" fo:min-width="5.158cm"/>
    </style:style>
    <style:style style:name="gr2" style:family="graphic" style:parent-style-name="standard">
      <style:graphic-properties draw:stroke="none" draw:fill="gradient" draw:fill-gradient-name="Gradient_20_4" draw:gradient-step-count="0" draw:textarea-horizontal-align="justify" draw:textarea-vertical-align="middle" draw:auto-grow-height="false" fo:min-height="1.084cm" fo:min-width="2cm"/>
    </style:style>
    <style:style style:name="P1" style:family="paragraph">
      <loext:graphic-properties draw:fill="gradient" draw:fill-color="#ff0000" draw:fill-gradient-name="gradient" draw:gradient-step-count="64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P2" style:family="paragraph">
      <loext:graphic-properties draw:fill="gradient" draw:fill-gradient-name="Gradient_20_4" draw:gradient-step-count="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6.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77cm" svg:height="3.939cm" draw:transform="skewX (-0.174707458124632) rotate (-1.74532925199433) translate (13.441cm 12.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54595d" draw:end-color="#222222" draw:start-intensity="100%" draw:end-intensity="100%" draw:angle="300" draw:border="0%"/>
    <draw:gradient draw:name="Gradient_20_3" draw:display-name="Gradient 3" draw:style="linear" draw:start-color="#eaecf0" draw:end-color="#c8ccd1" draw:start-intensity="100%" draw:end-intensity="100%" draw:angle="300" draw:border="0%"/>
    <draw:gradient draw:name="Gradient_20_4" draw:display-name="Gradient 4" draw:style="linear" draw:start-color="#eaecf0" draw:end-color="#c8ccd1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3366cc" draw:end-color="#2a4b8d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999999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02:35.208561605</meta:creation-date>
    <dc:date>2020-03-15T10:07:15.427304771</dc:date>
    <meta:editing-duration>PT26M41S</meta:editing-duration>
    <meta:editing-cycles>12</meta:editing-cycles>
    <meta:generator>LibreOffice/6.1.5.2$Linux_X86_64 LibreOffice_project/10$Build-2</meta:generator>
    <meta:document-statistic meta:object-count="2"/>
  </office:meta>
</office:document-meta>
</file>